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1.2098in"/>
    </style:style>
    <style:style style:name="co4" style:family="table-column">
      <style:table-column-properties fo:break-before="auto" style:column-width="1.0291in"/>
    </style:style>
    <style:style style:name="co5" style:family="table-column">
      <style:table-column-properties fo:break-before="auto" style:column-width="1.2417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font-size-asian="24pt" style:font-size-complex="2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4" style:family="table-cell" style:parent-style-name="Default" style:data-style-name="N116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BirthdayProblem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3" table:number-columns-repeated="3"/>
          <table:table-cell table:style-name="ce3" office:value-type="string">
            <text:p>Birthday Problem/Collision Problem</text:p>
          </table:table-cell>
          <table:table-cell table:style-name="ce3" table:number-columns-repeated="2"/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float" office:value="365">
            <text:p>365</text:p>
          </table:table-cell>
          <table:table-cell office:value-type="string">
            <text:p><text:s/>= 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no Collision</text:p>
          </table:table-cell>
          <table:table-cell office:value-type="string">
            <text:p>Same Birthdays</text:p>
          </table:table-cell>
          <table:table-cell>
            <draw:frame table:end-cell-address="BirthdayProblem.R66" table:end-x="0.8504in" table:end-y="0.0654in" draw:z-index="0" draw:style-name="gr1" draw:text-style-name="P1" svg:width="8.0799in" svg:height="10.6945in" svg:x="0.7717in" svg:y="0.0394in">
              <draw:object draw:notify-on-update-of-ranges="BirthdayProblem.E7:BirthdayProblem.E8 BirthdayProblem.E9:BirthdayProblem.E69 BirthdayProblem.C9:BirthdayProblem.C69 BirthdayProblem.F7:BirthdayProblem.F8 BirthdayProblem.F9:BirthdayProblem.F69 BirthdayProblem.C9:BirthdayProblem.C69 BirthdayProblem.G6:BirthdayProblem.G8 BirthdayProblem.G9:BirthdayProblem.G69 BirthdayProblem.C9:BirthdayProblem.C69 BirthdayProblem.H6:BirthdayProblem.H8 BirthdayProblem.H9:BirthdayProblem.H69 BirthdayProblem.C9:BirthdayProblem.C6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string">
            <text:p>Exact</text:p>
          </table:table-cell>
          <table:table-cell table:number-columns-repeated="2" office:value-type="string">
            <text:p>Mark's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>
            <text:p>m</text:p>
          </table:table-cell>
          <table:table-cell office:value-type="string">
            <text:p>(1-M/N)</text:p>
          </table:table-cell>
          <table:table-cell office:value-type="string">
            <text:p>P(no Collision)</text:p>
          </table:table-cell>
          <table:table-cell office:value-type="string">
            <text:p>P(Same Birthdays)</text:p>
          </table:table-cell>
          <table:table-cell table:number-columns-repeated="2" office:value-type="string">
            <text:p>Approx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 table:style-name="ce4" table:formula="of:=(1-[.C9]/[.$E$4])" office:value-type="float" office:value="1">
            <text:p>1.0000</text:p>
          </table:table-cell>
          <table:table-cell table:style-name="ce4" table:formula="of:=[.D9]" office:value-type="float" office:value="1">
            <text:p>1.0000</text:p>
          </table:table-cell>
          <table:table-cell table:style-name="ce4" table:formula="of:=1-[.E9]" office:value-type="float" office:value="0">
            <text:p>0.0000</text:p>
          </table:table-cell>
          <table:table-cell table:style-name="ce4" table:formula="of:=EXP(-[.C9]*[.C9]/2/[.$E$4])" office:value-type="float" office:value="1">
            <text:p>1.0000</text:p>
          </table:table-cell>
          <table:table-cell table:style-name="ce4" table:formula="of:=1-[.G9]" office:value-type="float" office:value="0">
            <text:p>0.0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table:style-name="ce4" table:formula="of:=(1-[.C10]/[.$E$4])" office:value-type="float" office:value="0.997260273972603">
            <text:p>0.9973</text:p>
          </table:table-cell>
          <table:table-cell table:style-name="ce4" office:value-type="float" office:value="1">
            <text:p>1.0000</text:p>
          </table:table-cell>
          <table:table-cell table:style-name="ce4" table:formula="of:=1-[.E10]" office:value-type="float" office:value="0">
            <text:p>0.0000</text:p>
          </table:table-cell>
          <table:table-cell table:style-name="ce4" table:formula="of:=EXP(-[.C10]*[.C10]/2/[.$E$4])" office:value-type="float" office:value="0.998631074820356">
            <text:p>0.9986</text:p>
          </table:table-cell>
          <table:table-cell table:style-name="ce4" table:formula="of:=1-[.G10]" office:value-type="float" office:value="0.00136892517964404">
            <text:p>0.001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style-name="ce4" table:formula="of:=(1-[.C11]/[.$E$4])" office:value-type="float" office:value="0.994520547945205">
            <text:p>0.9945</text:p>
          </table:table-cell>
          <table:table-cell table:style-name="ce4" table:formula="of:=[.D10]*[.E10]" office:value-type="float" office:value="0.997260273972603">
            <text:p>0.9973</text:p>
          </table:table-cell>
          <table:table-cell table:style-name="ce4" table:formula="of:=1-[.E11]" office:value-type="float" office:value="0.00273972602739725">
            <text:p>0.0027</text:p>
          </table:table-cell>
          <table:table-cell table:style-name="ce4" table:formula="of:=EXP(-[.C11]*[.C11]/2/[.$E$4])" office:value-type="float" office:value="0.994535532760597">
            <text:p>0.9945</text:p>
          </table:table-cell>
          <table:table-cell table:style-name="ce4" table:formula="of:=1-[.G11]" office:value-type="float" office:value="0.00546446723940286">
            <text:p>0.005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style-name="ce4" table:formula="of:=(1-[.C12]/[.$E$4])" office:value-type="float" office:value="0.991780821917808">
            <text:p>0.9918</text:p>
          </table:table-cell>
          <table:table-cell table:style-name="ce4" table:formula="of:=[.D11]*[.E11]" office:value-type="float" office:value="0.991795834115219">
            <text:p>0.9918</text:p>
          </table:table-cell>
          <table:table-cell table:style-name="ce4" table:formula="of:=1-[.E12]" office:value-type="float" office:value="0.00820416588478135">
            <text:p>0.0082</text:p>
          </table:table-cell>
          <table:table-cell table:style-name="ce4" table:formula="of:=EXP(-[.C12]*[.C12]/2/[.$E$4])" office:value-type="float" office:value="0.987746920760699">
            <text:p>0.9877</text:p>
          </table:table-cell>
          <table:table-cell table:style-name="ce4" table:formula="of:=1-[.G12]" office:value-type="float" office:value="0.0122530792393011">
            <text:p>0.012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style-name="ce4" table:formula="of:=(1-[.C13]/[.$E$4])" office:value-type="float" office:value="0.989041095890411">
            <text:p>0.9890</text:p>
          </table:table-cell>
          <table:table-cell table:style-name="ce4" table:formula="of:=[.D12]*[.E12]" office:value-type="float" office:value="0.98364408753345">
            <text:p>0.9836</text:p>
          </table:table-cell>
          <table:table-cell table:style-name="ce4" table:formula="of:=1-[.E13]" office:value-type="float" office:value="0.0163559124665502">
            <text:p>0.0164</text:p>
          </table:table-cell>
          <table:table-cell table:style-name="ce4" table:formula="of:=EXP(-[.C13]*[.C13]/2/[.$E$4])" office:value-type="float" office:value="0.978320641662537">
            <text:p>0.9783</text:p>
          </table:table-cell>
          <table:table-cell table:style-name="ce4" table:formula="of:=1-[.G13]" office:value-type="float" office:value="0.0216793583374634">
            <text:p>0.021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style-name="ce4" table:formula="of:=(1-[.C14]/[.$E$4])" office:value-type="float" office:value="0.986301369863014">
            <text:p>0.9863</text:p>
          </table:table-cell>
          <table:table-cell table:style-name="ce4" table:formula="of:=[.D13]*[.E13]" office:value-type="float" office:value="0.972864426300207">
            <text:p>0.9729</text:p>
          </table:table-cell>
          <table:table-cell table:style-name="ce4" table:formula="of:=1-[.E14]" office:value-type="float" office:value="0.0271355736997935">
            <text:p>0.0271</text:p>
          </table:table-cell>
          <table:table-cell table:style-name="ce4" table:formula="of:=EXP(-[.C14]*[.C14]/2/[.$E$4])" office:value-type="float" office:value="0.966333201318802">
            <text:p>0.9663</text:p>
          </table:table-cell>
          <table:table-cell table:style-name="ce4" table:formula="of:=1-[.G14]" office:value-type="float" office:value="0.0336667986811984">
            <text:p>0.033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style-name="ce4" table:formula="of:=(1-[.C15]/[.$E$4])" office:value-type="float" office:value="0.983561643835616">
            <text:p>0.9836</text:p>
          </table:table-cell>
          <table:table-cell table:style-name="ce4" table:formula="of:=[.D14]*[.E14]" office:value-type="float" office:value="0.959537516350889">
            <text:p>0.9595</text:p>
          </table:table-cell>
          <table:table-cell table:style-name="ce4" table:formula="of:=1-[.E15]" office:value-type="float" office:value="0.0404624836491114">
            <text:p>0.0405</text:p>
          </table:table-cell>
          <table:table-cell table:style-name="ce4" table:formula="of:=EXP(-[.C15]*[.C15]/2/[.$E$4])" office:value-type="float" office:value="0.951881174680433">
            <text:p>0.9519</text:p>
          </table:table-cell>
          <table:table-cell table:style-name="ce4" table:formula="of:=1-[.G15]" office:value-type="float" office:value="0.0481188253195667">
            <text:p>0.048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style-name="ce4" table:formula="of:=(1-[.C16]/[.$E$4])" office:value-type="float" office:value="0.980821917808219">
            <text:p>0.9808</text:p>
          </table:table-cell>
          <table:table-cell table:style-name="ce4" table:formula="of:=[.D15]*[.E15]" office:value-type="float" office:value="0.943764296904025">
            <text:p>0.9438</text:p>
          </table:table-cell>
          <table:table-cell table:style-name="ce4" table:formula="of:=1-[.E16]" office:value-type="float" office:value="0.0562357030959754">
            <text:p>0.0562</text:p>
          </table:table-cell>
          <table:table-cell table:style-name="ce4" table:formula="of:=EXP(-[.C16]*[.C16]/2/[.$E$4])" office:value-type="float" office:value="0.935079910405377">
            <text:p>0.9351</text:p>
          </table:table-cell>
          <table:table-cell table:style-name="ce4" table:formula="of:=1-[.G16]" office:value-type="float" office:value="0.0649200895946231">
            <text:p>0.064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style-name="ce4" table:formula="of:=(1-[.C17]/[.$E$4])" office:value-type="float" office:value="0.978082191780822">
            <text:p>0.9781</text:p>
          </table:table-cell>
          <table:table-cell table:style-name="ce4" table:formula="of:=[.D16]*[.E16]" office:value-type="float" office:value="0.925664707648331">
            <text:p>0.9257</text:p>
          </table:table-cell>
          <table:table-cell table:style-name="ce4" table:formula="of:=1-[.E17]" office:value-type="float" office:value="0.074335292351669">
            <text:p>0.0743</text:p>
          </table:table-cell>
          <table:table-cell table:style-name="ce4" table:formula="of:=EXP(-[.C17]*[.C17]/2/[.$E$4])" office:value-type="float" office:value="0.916061998289108">
            <text:p>0.9161</text:p>
          </table:table-cell>
          <table:table-cell table:style-name="ce4" table:formula="of:=1-[.G17]" office:value-type="float" office:value="0.0839380017108915">
            <text:p>0.08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style-name="ce4" table:formula="of:=(1-[.C18]/[.$E$4])" office:value-type="float" office:value="0.975342465753425">
            <text:p>0.9753</text:p>
          </table:table-cell>
          <table:table-cell table:style-name="ce4" table:formula="of:=[.D17]*[.E17]" office:value-type="float" office:value="0.905376166110833">
            <text:p>0.9054</text:p>
          </table:table-cell>
          <table:table-cell table:style-name="ce4" table:formula="of:=1-[.E18]" office:value-type="float" office:value="0.0946238338891667">
            <text:p>0.0946</text:p>
          </table:table-cell>
          <table:table-cell table:style-name="ce4" table:formula="of:=EXP(-[.C18]*[.C18]/2/[.$E$4])" office:value-type="float" office:value="0.89497552798951">
            <text:p>0.8950</text:p>
          </table:table-cell>
          <table:table-cell table:style-name="ce4" table:formula="of:=1-[.G18]" office:value-type="float" office:value="0.10502447201049">
            <text:p>0.105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style-name="ce4" table:formula="of:=(1-[.C19]/[.$E$4])" office:value-type="float" office:value="0.972602739726027">
            <text:p>0.9726</text:p>
          </table:table-cell>
          <table:table-cell table:style-name="ce4" table:formula="of:=[.D18]*[.E18]" office:value-type="float" office:value="0.883051822288922">
            <text:p>0.8831</text:p>
          </table:table-cell>
          <table:table-cell table:style-name="ce4" table:formula="of:=1-[.E19]" office:value-type="float" office:value="0.116948177711078">
            <text:p>0.1169</text:p>
          </table:table-cell>
          <table:table-cell table:style-name="ce4" table:formula="of:=EXP(-[.C19]*[.C19]/2/[.$E$4])" office:value-type="float" office:value="0.871982171011542">
            <text:p>0.8720</text:p>
          </table:table-cell>
          <table:table-cell table:style-name="ce4" table:formula="of:=1-[.G19]" office:value-type="float" office:value="0.128017828988458">
            <text:p>0.128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style-name="ce4" table:formula="of:=(1-[.C20]/[.$E$4])" office:value-type="float" office:value="0.96986301369863">
            <text:p>0.9699</text:p>
          </table:table-cell>
          <table:table-cell table:style-name="ce4" table:formula="of:=[.D19]*[.E19]" office:value-type="float" office:value="0.858858621678267">
            <text:p>0.8589</text:p>
          </table:table-cell>
          <table:table-cell table:style-name="ce4" table:formula="of:=1-[.E20]" office:value-type="float" office:value="0.141141378321733">
            <text:p>0.1411</text:p>
          </table:table-cell>
          <table:table-cell table:style-name="ce4" table:formula="of:=EXP(-[.C20]*[.C20]/2/[.$E$4])" office:value-type="float" office:value="0.847255120656747">
            <text:p>0.8473</text:p>
          </table:table-cell>
          <table:table-cell table:style-name="ce4" table:formula="of:=1-[.G20]" office:value-type="float" office:value="0.152744879343253">
            <text:p>0.15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style-name="ce4" table:formula="of:=(1-[.C21]/[.$E$4])" office:value-type="float" office:value="0.967123287671233">
            <text:p>0.9671</text:p>
          </table:table-cell>
          <table:table-cell table:style-name="ce4" table:formula="of:=[.D20]*[.E20]" office:value-type="float" office:value="0.832975211161936">
            <text:p>0.8330</text:p>
          </table:table-cell>
          <table:table-cell table:style-name="ce4" table:formula="of:=1-[.E21]" office:value-type="float" office:value="0.167024788838064">
            <text:p>0.1670</text:p>
          </table:table-cell>
          <table:table-cell table:style-name="ce4" table:formula="of:=EXP(-[.C21]*[.C21]/2/[.$E$4])" office:value-type="float" office:value="0.820976926576618">
            <text:p>0.8210</text:p>
          </table:table-cell>
          <table:table-cell table:style-name="ce4" table:formula="of:=1-[.G21]" office:value-type="float" office:value="0.179023073423382">
            <text:p>0.179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style-name="ce4" table:formula="of:=(1-[.C22]/[.$E$4])" office:value-type="float" office:value="0.964383561643836">
            <text:p>0.9644</text:p>
          </table:table-cell>
          <table:table-cell table:style-name="ce4" table:formula="of:=[.D21]*[.E21]" office:value-type="float" office:value="0.80558972476757">
            <text:p>0.8056</text:p>
          </table:table-cell>
          <table:table-cell table:style-name="ce4" table:formula="of:=1-[.E22]" office:value-type="float" office:value="0.194410275232429">
            <text:p>0.1944</text:p>
          </table:table-cell>
          <table:table-cell table:style-name="ce4" table:formula="of:=EXP(-[.C22]*[.C22]/2/[.$E$4])" office:value-type="float" office:value="0.793337261667655">
            <text:p>0.7933</text:p>
          </table:table-cell>
          <table:table-cell table:style-name="ce4" table:formula="of:=1-[.G22]" office:value-type="float" office:value="0.206662738332345">
            <text:p>0.206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style-name="ce4" table:formula="of:=(1-[.C23]/[.$E$4])" office:value-type="float" office:value="0.961643835616438">
            <text:p>0.9616</text:p>
          </table:table-cell>
          <table:table-cell table:style-name="ce4" table:formula="of:=[.D22]*[.E22]" office:value-type="float" office:value="0.776897487995027">
            <text:p>0.7769</text:p>
          </table:table-cell>
          <table:table-cell table:style-name="ce4" table:formula="of:=1-[.E23]" office:value-type="float" office:value="0.223102512004973">
            <text:p>0.2231</text:p>
          </table:table-cell>
          <table:table-cell table:style-name="ce4" table:formula="of:=EXP(-[.C23]*[.C23]/2/[.$E$4])" office:value-type="float" office:value="0.764530659303283">
            <text:p>0.7645</text:p>
          </table:table-cell>
          <table:table-cell table:style-name="ce4" table:formula="of:=1-[.G23]" office:value-type="float" office:value="0.235469340696717">
            <text:p>0.235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style-name="ce4" table:formula="of:=(1-[.C24]/[.$E$4])" office:value-type="float" office:value="0.958904109589041">
            <text:p>0.9589</text:p>
          </table:table-cell>
          <table:table-cell table:style-name="ce4" table:formula="of:=[.D23]*[.E23]" office:value-type="float" office:value="0.747098680236314">
            <text:p>0.7471</text:p>
          </table:table-cell>
          <table:table-cell table:style-name="ce4" table:formula="of:=1-[.E24]" office:value-type="float" office:value="0.252901319763686">
            <text:p>0.2529</text:p>
          </table:table-cell>
          <table:table-cell table:style-name="ce4" table:formula="of:=EXP(-[.C24]*[.C24]/2/[.$E$4])" office:value-type="float" office:value="0.734754258330115">
            <text:p>0.7348</text:p>
          </table:table-cell>
          <table:table-cell table:style-name="ce4" table:formula="of:=1-[.G24]" office:value-type="float" office:value="0.265245741669885">
            <text:p>0.265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style-name="ce4" table:formula="of:=(1-[.C25]/[.$E$4])" office:value-type="float" office:value="0.956164383561644">
            <text:p>0.9562</text:p>
          </table:table-cell>
          <table:table-cell table:style-name="ce4" table:formula="of:=[.D24]*[.E24]" office:value-type="float" office:value="0.71639599474715">
            <text:p>0.7164</text:p>
          </table:table-cell>
          <table:table-cell table:style-name="ce4" table:formula="of:=1-[.E25]" office:value-type="float" office:value="0.28360400525285">
            <text:p>0.2836</text:p>
          </table:table-cell>
          <table:table-cell table:style-name="ce4" table:formula="of:=EXP(-[.C25]*[.C25]/2/[.$E$4])" office:value-type="float" office:value="0.704205591901405">
            <text:p>0.7042</text:p>
          </table:table-cell>
          <table:table-cell table:style-name="ce4" table:formula="of:=1-[.G25]" office:value-type="float" office:value="0.295794408098595">
            <text:p>0.295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style-name="ce4" table:formula="of:=(1-[.C26]/[.$E$4])" office:value-type="float" office:value="0.953424657534247">
            <text:p>0.9534</text:p>
          </table:table-cell>
          <table:table-cell table:style-name="ce4" table:formula="of:=[.D25]*[.E25]" office:value-type="float" office:value="0.684992334703439">
            <text:p>0.6850</text:p>
          </table:table-cell>
          <table:table-cell table:style-name="ce4" table:formula="of:=1-[.E26]" office:value-type="float" office:value="0.315007665296561">
            <text:p>0.3150</text:p>
          </table:table-cell>
          <table:table-cell table:style-name="ce4" table:formula="of:=EXP(-[.C26]*[.C26]/2/[.$E$4])" office:value-type="float" office:value="0.673080454137317">
            <text:p>0.6731</text:p>
          </table:table-cell>
          <table:table-cell table:style-name="ce4" table:formula="of:=1-[.G26]" office:value-type="float" office:value="0.326919545862683">
            <text:p>0.326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style-name="ce4" table:formula="of:=(1-[.C27]/[.$E$4])" office:value-type="float" office:value="0.950684931506849">
            <text:p>0.9507</text:p>
          </table:table-cell>
          <table:table-cell table:style-name="ce4" table:formula="of:=[.D26]*[.E26]" office:value-type="float" office:value="0.653088582128211">
            <text:p>0.6531</text:p>
          </table:table-cell>
          <table:table-cell table:style-name="ce4" table:formula="of:=1-[.E27]" office:value-type="float" office:value="0.346911417871789">
            <text:p>0.3469</text:p>
          </table:table-cell>
          <table:table-cell table:style-name="ce4" table:formula="of:=EXP(-[.C27]*[.C27]/2/[.$E$4])" office:value-type="float" office:value="0.641570875865167">
            <text:p>0.6416</text:p>
          </table:table-cell>
          <table:table-cell table:style-name="ce4" table:formula="of:=1-[.G27]" office:value-type="float" office:value="0.358429124134833">
            <text:p>0.358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style-name="ce4" table:formula="of:=(1-[.C28]/[.$E$4])" office:value-type="float" office:value="0.947945205479452">
            <text:p>0.9479</text:p>
          </table:table-cell>
          <table:table-cell table:style-name="ce4" table:formula="of:=[.D27]*[.E27]" office:value-type="float" office:value="0.620881473968463">
            <text:p>0.6209</text:p>
          </table:table-cell>
          <table:table-cell table:style-name="ce4" table:formula="of:=1-[.E28]" office:value-type="float" office:value="0.379118526031537">
            <text:p>0.3791</text:p>
          </table:table-cell>
          <table:table-cell table:style-name="ce4" table:formula="of:=EXP(-[.C28]*[.C28]/2/[.$E$4])" office:value-type="float" office:value="0.609863237393888">
            <text:p>0.6099</text:p>
          </table:table-cell>
          <table:table-cell table:style-name="ce4" table:formula="of:=1-[.G28]" office:value-type="float" office:value="0.390136762606111">
            <text:p>0.390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style-name="ce4" table:formula="of:=(1-[.C29]/[.$E$4])" office:value-type="float" office:value="0.945205479452055">
            <text:p>0.9452</text:p>
          </table:table-cell>
          <table:table-cell table:style-name="ce4" table:formula="of:=[.D28]*[.E28]" office:value-type="float" office:value="0.58856161641942">
            <text:p>0.5886</text:p>
          </table:table-cell>
          <table:table-cell table:style-name="ce4" table:formula="of:=1-[.E29]" office:value-type="float" office:value="0.41143838358058">
            <text:p>0.4114</text:p>
          </table:table-cell>
          <table:table-cell table:style-name="ce4" table:formula="of:=EXP(-[.C29]*[.C29]/2/[.$E$4])" office:value-type="float" office:value="0.578136542517284">
            <text:p>0.5781</text:p>
          </table:table-cell>
          <table:table-cell table:style-name="ce4" table:formula="of:=1-[.G29]" office:value-type="float" office:value="0.421863457482716">
            <text:p>0.42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style-name="ce4" table:formula="of:=(1-[.C30]/[.$E$4])" office:value-type="float" office:value="0.942465753424658">
            <text:p>0.9425</text:p>
          </table:table-cell>
          <table:table-cell table:style-name="ce4" table:formula="of:=[.D29]*[.E29]" office:value-type="float" office:value="0.556311664834794">
            <text:p>0.5563</text:p>
          </table:table-cell>
          <table:table-cell table:style-name="ce4" table:formula="of:=1-[.E30]" office:value-type="float" office:value="0.443688335165206">
            <text:p>0.4437</text:p>
          </table:table-cell>
          <table:table-cell table:style-name="ce4" table:formula="of:=EXP(-[.C30]*[.C30]/2/[.$E$4])" office:value-type="float" office:value="0.546560873830382">
            <text:p>0.5466</text:p>
          </table:table-cell>
          <table:table-cell table:style-name="ce4" table:formula="of:=1-[.G30]" office:value-type="float" office:value="0.453439126169618">
            <text:p>0.453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style-name="ce4" table:formula="of:=(1-[.C31]/[.$E$4])" office:value-type="float" office:value="0.93972602739726">
            <text:p>0.9397</text:p>
          </table:table-cell>
          <table:table-cell table:style-name="ce4" table:formula="of:=[.D30]*[.E30]" office:value-type="float" office:value="0.52430469233745">
            <text:p>0.5243</text:p>
          </table:table-cell>
          <table:table-cell table:style-name="ce4" table:formula="of:=1-[.E31]" office:value-type="float" office:value="0.47569530766255">
            <text:p>0.4757</text:p>
          </table:table-cell>
          <table:table-cell table:style-name="ce4" table:formula="of:=EXP(-[.C31]*[.C31]/2/[.$E$4])" office:value-type="float" office:value="0.51529604509686">
            <text:p>0.5153</text:p>
          </table:table-cell>
          <table:table-cell table:style-name="ce4" table:formula="of:=1-[.G31]" office:value-type="float" office:value="0.48470395490314">
            <text:p>0.484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style-name="ce4" table:formula="of:=(1-[.C32]/[.$E$4])" office:value-type="float" office:value="0.936986301369863">
            <text:p>0.9370</text:p>
          </table:table-cell>
          <table:table-cell table:style-name="ce4" table:formula="of:=[.D31]*[.E31]" office:value-type="float" office:value="0.492702765676015">
            <text:p>0.4927</text:p>
          </table:table-cell>
          <table:table-cell table:style-name="ce4" table:formula="of:=1-[.E32]" office:value-type="float" office:value="0.507297234323985">
            <text:p>0.5073</text:p>
          </table:table-cell>
          <table:table-cell table:style-name="ce4" table:formula="of:=EXP(-[.C32]*[.C32]/2/[.$E$4])" office:value-type="float" office:value="0.484490461938483">
            <text:p>0.4845</text:p>
          </table:table-cell>
          <table:table-cell table:style-name="ce4" table:formula="of:=1-[.G32]" office:value-type="float" office:value="0.515509538061517">
            <text:p>0.515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style-name="ce4" table:formula="of:=(1-[.C33]/[.$E$4])" office:value-type="float" office:value="0.934246575342466">
            <text:p>0.9342</text:p>
          </table:table-cell>
          <table:table-cell table:style-name="ce4" table:formula="of:=[.D32]*[.E32]" office:value-type="float" office:value="0.461655742085471">
            <text:p>0.4617</text:p>
          </table:table-cell>
          <table:table-cell table:style-name="ce4" table:formula="of:=1-[.E33]" office:value-type="float" office:value="0.538344257914529">
            <text:p>0.5383</text:p>
          </table:table-cell>
          <table:table-cell table:style-name="ce4" table:formula="of:=EXP(-[.C33]*[.C33]/2/[.$E$4])" office:value-type="float" office:value="0.454280197642861">
            <text:p>0.4543</text:p>
          </table:table-cell>
          <table:table-cell table:style-name="ce4" table:formula="of:=1-[.G33]" office:value-type="float" office:value="0.545719802357139">
            <text:p>0.545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style-name="ce4" table:formula="of:=(1-[.C34]/[.$E$4])" office:value-type="float" office:value="0.931506849315068">
            <text:p>0.9315</text:p>
          </table:table-cell>
          <table:table-cell table:style-name="ce4" table:formula="of:=[.D33]*[.E33]" office:value-type="float" office:value="0.431300296030536">
            <text:p>0.4313</text:p>
          </table:table-cell>
          <table:table-cell table:style-name="ce4" table:formula="of:=1-[.E34]" office:value-type="float" office:value="0.568699703969464">
            <text:p>0.5687</text:p>
          </table:table-cell>
          <table:table-cell table:style-name="ce4" table:formula="of:=EXP(-[.C34]*[.C34]/2/[.$E$4])" office:value-type="float" office:value="0.424788286510824">
            <text:p>0.4248</text:p>
          </table:table-cell>
          <table:table-cell table:style-name="ce4" table:formula="of:=1-[.G34]" office:value-type="float" office:value="0.575211713489176">
            <text:p>0.5752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style-name="ce4" table:formula="of:=(1-[.C35]/[.$E$4])" office:value-type="float" office:value="0.928767123287671">
            <text:p>0.9288</text:p>
          </table:table-cell>
          <table:table-cell table:style-name="ce4" table:formula="of:=[.D34]*[.E34]" office:value-type="float" office:value="0.401759179864061">
            <text:p>0.4018</text:p>
          </table:table-cell>
          <table:table-cell table:style-name="ce4" table:formula="of:=1-[.E35]" office:value-type="float" office:value="0.598240820135939">
            <text:p>0.5982</text:p>
          </table:table-cell>
          <table:table-cell table:style-name="ce4" table:formula="of:=EXP(-[.C35]*[.C35]/2/[.$E$4])" office:value-type="float" office:value="0.396124232988175">
            <text:p>0.3961</text:p>
          </table:table-cell>
          <table:table-cell table:style-name="ce4" table:formula="of:=1-[.G35]" office:value-type="float" office:value="0.603875767011825">
            <text:p>0.603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style-name="ce4" table:formula="of:=(1-[.C36]/[.$E$4])" office:value-type="float" office:value="0.926027397260274">
            <text:p>0.9260</text:p>
          </table:table-cell>
          <table:table-cell table:style-name="ce4" table:formula="of:=[.D35]*[.E35]" office:value-type="float" office:value="0.373140717736758">
            <text:p>0.3731</text:p>
          </table:table-cell>
          <table:table-cell table:style-name="ce4" table:formula="of:=1-[.E36]" office:value-type="float" office:value="0.626859282263242">
            <text:p>0.6269</text:p>
          </table:table-cell>
          <table:table-cell table:style-name="ce4" table:formula="of:=EXP(-[.C36]*[.C36]/2/[.$E$4])" office:value-type="float" office:value="0.368383730936492">
            <text:p>0.3684</text:p>
          </table:table-cell>
          <table:table-cell table:style-name="ce4" table:formula="of:=1-[.G36]" office:value-type="float" office:value="0.631616269063507">
            <text:p>0.631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style-name="ce4" table:formula="of:=(1-[.C37]/[.$E$4])" office:value-type="float" office:value="0.923287671232877">
            <text:p>0.9233</text:p>
          </table:table-cell>
          <table:table-cell table:style-name="ce4" table:formula="of:=[.D36]*[.E36]" office:value-type="float" office:value="0.345538527657601">
            <text:p>0.3455</text:p>
          </table:table-cell>
          <table:table-cell table:style-name="ce4" table:formula="of:=1-[.E37]" office:value-type="float" office:value="0.654461472342399">
            <text:p>0.6545</text:p>
          </table:table-cell>
          <table:table-cell table:style-name="ce4" table:formula="of:=EXP(-[.C37]*[.C37]/2/[.$E$4])" office:value-type="float" office:value="0.341648583869023">
            <text:p>0.3416</text:p>
          </table:table-cell>
          <table:table-cell table:style-name="ce4" table:formula="of:=1-[.G37]" office:value-type="float" office:value="0.658351416130977">
            <text:p>0.658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style-name="ce4" table:formula="of:=(1-[.C38]/[.$E$4])" office:value-type="float" office:value="0.920547945205479">
            <text:p>0.9205</text:p>
          </table:table-cell>
          <table:table-cell table:style-name="ce4" table:formula="of:=[.D37]*[.E37]" office:value-type="float" office:value="0.319031462522223">
            <text:p>0.3190</text:p>
          </table:table-cell>
          <table:table-cell table:style-name="ce4" table:formula="of:=1-[.E38]" office:value-type="float" office:value="0.680968537477777">
            <text:p>0.6810</text:p>
          </table:table-cell>
          <table:table-cell table:style-name="ce4" table:formula="of:=EXP(-[.C38]*[.C38]/2/[.$E$4])" office:value-type="float" office:value="0.315986813871523">
            <text:p>0.3160</text:p>
          </table:table-cell>
          <table:table-cell table:style-name="ce4" table:formula="of:=1-[.G38]" office:value-type="float" office:value="0.684013186128477">
            <text:p>0.684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style-name="ce4" table:formula="of:=(1-[.C39]/[.$E$4])" office:value-type="float" office:value="0.917808219178082">
            <text:p>0.9178</text:p>
          </table:table-cell>
          <table:table-cell table:style-name="ce4" table:formula="of:=[.D38]*[.E38]" office:value-type="float" office:value="0.293683757280731">
            <text:p>0.2937</text:p>
          </table:table-cell>
          <table:table-cell table:style-name="ce4" table:formula="of:=1-[.E39]" office:value-type="float" office:value="0.706316242719269">
            <text:p>0.7063</text:p>
          </table:table-cell>
          <table:table-cell table:style-name="ce4" table:formula="of:=EXP(-[.C39]*[.C39]/2/[.$E$4])" office:value-type="float" office:value="0.291452944289932">
            <text:p>0.2915</text:p>
          </table:table-cell>
          <table:table-cell table:style-name="ce4" table:formula="of:=1-[.G39]" office:value-type="float" office:value="0.708547055710068">
            <text:p>0.708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style-name="ce4" table:formula="of:=(1-[.C40]/[.$E$4])" office:value-type="float" office:value="0.915068493150685">
            <text:p>0.9151</text:p>
          </table:table-cell>
          <table:table-cell table:style-name="ce4" table:formula="of:=[.D39]*[.E39]" office:value-type="float" office:value="0.269545366271356">
            <text:p>0.2695</text:p>
          </table:table-cell>
          <table:table-cell table:style-name="ce4" table:formula="of:=1-[.E40]" office:value-type="float" office:value="0.730454633728644">
            <text:p>0.7305</text:p>
          </table:table-cell>
          <table:table-cell table:style-name="ce4" table:formula="of:=EXP(-[.C40]*[.C40]/2/[.$E$4])" office:value-type="float" office:value="0.268088439127351">
            <text:p>0.2681</text:p>
          </table:table-cell>
          <table:table-cell table:style-name="ce4" table:formula="of:=1-[.G40]" office:value-type="float" office:value="0.731911560872649">
            <text:p>0.731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style-name="ce4" table:formula="of:=(1-[.C41]/[.$E$4])" office:value-type="float" office:value="0.912328767123288">
            <text:p>0.9123</text:p>
          </table:table-cell>
          <table:table-cell table:style-name="ce4" table:formula="of:=[.D40]*[.E40]" office:value-type="float" office:value="0.246652472149679">
            <text:p>0.2467</text:p>
          </table:table-cell>
          <table:table-cell table:style-name="ce4" table:formula="of:=1-[.E41]" office:value-type="float" office:value="0.753347527850321">
            <text:p>0.7533</text:p>
          </table:table-cell>
          <table:table-cell table:style-name="ce4" table:formula="of:=EXP(-[.C41]*[.C41]/2/[.$E$4])" office:value-type="float" office:value="0.245922280467176">
            <text:p>0.2459</text:p>
          </table:table-cell>
          <table:table-cell table:style-name="ce4" table:formula="of:=1-[.G41]" office:value-type="float" office:value="0.754077719532824">
            <text:p>0.754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style-name="ce4" table:formula="of:=(1-[.C42]/[.$E$4])" office:value-type="float" office:value="0.90958904109589">
            <text:p>0.9096</text:p>
          </table:table-cell>
          <table:table-cell table:style-name="ce4" table:formula="of:=[.D41]*[.E41]" office:value-type="float" office:value="0.225028145824228">
            <text:p>0.2250</text:p>
          </table:table-cell>
          <table:table-cell table:style-name="ce4" table:formula="of:=1-[.E42]" office:value-type="float" office:value="0.774971854175772">
            <text:p>0.7750</text:p>
          </table:table-cell>
          <table:table-cell table:style-name="ce4" table:formula="of:=EXP(-[.C42]*[.C42]/2/[.$E$4])" office:value-type="float" office:value="0.2249716641279">
            <text:p>0.2250</text:p>
          </table:table-cell>
          <table:table-cell table:style-name="ce4" table:formula="of:=1-[.G42]" office:value-type="float" office:value="0.7750283358721">
            <text:p>0.775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style-name="ce4" table:formula="of:=(1-[.C43]/[.$E$4])" office:value-type="float" office:value="0.906849315068493">
            <text:p>0.9068</text:p>
          </table:table-cell>
          <table:table-cell table:style-name="ce4" table:formula="of:=[.D42]*[.E42]" office:value-type="float" office:value="0.204683135379846">
            <text:p>0.2047</text:p>
          </table:table-cell>
          <table:table-cell table:style-name="ce4" table:formula="of:=1-[.E43]" office:value-type="float" office:value="0.795316864620154">
            <text:p>0.7953</text:p>
          </table:table-cell>
          <table:table-cell table:style-name="ce4" table:formula="of:=EXP(-[.C43]*[.C43]/2/[.$E$4])" office:value-type="float" office:value="0.205242793145099">
            <text:p>0.2052</text:p>
          </table:table-cell>
          <table:table-cell table:style-name="ce4" table:formula="of:=1-[.G43]" office:value-type="float" office:value="0.794757206854901">
            <text:p>0.794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style-name="ce4" table:formula="of:=(1-[.C44]/[.$E$4])" office:value-type="float" office:value="0.904109589041096">
            <text:p>0.9041</text:p>
          </table:table-cell>
          <table:table-cell table:style-name="ce4" table:formula="of:=[.D43]*[.E43]" office:value-type="float" office:value="0.185616761125285">
            <text:p>0.1856</text:p>
          </table:table-cell>
          <table:table-cell table:style-name="ce4" table:formula="of:=1-[.E44]" office:value-type="float" office:value="0.814383238874715">
            <text:p>0.8144</text:p>
          </table:table-cell>
          <table:table-cell table:style-name="ce4" table:formula="of:=EXP(-[.C44]*[.C44]/2/[.$E$4])" office:value-type="float" office:value="0.186731748542366">
            <text:p>0.1867</text:p>
          </table:table-cell>
          <table:table-cell table:style-name="ce4" table:formula="of:=1-[.G44]" office:value-type="float" office:value="0.813268251457634">
            <text:p>0.813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style-name="ce4" table:formula="of:=(1-[.C45]/[.$E$4])" office:value-type="float" office:value="0.901369863013699">
            <text:p>0.9014</text:p>
          </table:table-cell>
          <table:table-cell table:style-name="ce4" table:formula="of:=[.D44]*[.E44]" office:value-type="float" office:value="0.16781789362012">
            <text:p>0.1678</text:p>
          </table:table-cell>
          <table:table-cell table:style-name="ce4" table:formula="of:=1-[.E45]" office:value-type="float" office:value="0.83218210637988">
            <text:p>0.8322</text:p>
          </table:table-cell>
          <table:table-cell table:style-name="ce4" table:formula="of:=EXP(-[.C45]*[.C45]/2/[.$E$4])" office:value-type="float" office:value="0.169425417159856">
            <text:p>0.1694</text:p>
          </table:table-cell>
          <table:table-cell table:style-name="ce4" table:formula="of:=1-[.G45]" office:value-type="float" office:value="0.830574582840144">
            <text:p>0.830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style-name="ce4" table:formula="of:=(1-[.C46]/[.$E$4])" office:value-type="float" office:value="0.898630136986301">
            <text:p>0.8986</text:p>
          </table:table-cell>
          <table:table-cell table:style-name="ce4" table:formula="of:=[.D45]*[.E45]" office:value-type="float" office:value="0.151265991783615">
            <text:p>0.1513</text:p>
          </table:table-cell>
          <table:table-cell table:style-name="ce4" table:formula="of:=1-[.E46]" office:value-type="float" office:value="0.848734008216385">
            <text:p>0.8487</text:p>
          </table:table-cell>
          <table:table-cell table:style-name="ce4" table:formula="of:=EXP(-[.C46]*[.C46]/2/[.$E$4])" office:value-type="float" office:value="0.153302457012589">
            <text:p>0.1533</text:p>
          </table:table-cell>
          <table:table-cell table:style-name="ce4" table:formula="of:=1-[.G46]" office:value-type="float" office:value="0.846697542987411">
            <text:p>0.846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 table:style-name="ce4" table:formula="of:=(1-[.C47]/[.$E$4])" office:value-type="float" office:value="0.895890410958904">
            <text:p>0.8959</text:p>
          </table:table-cell>
          <table:table-cell table:style-name="ce4" table:formula="of:=[.D46]*[.E46]" office:value-type="float" office:value="0.135932178917879">
            <text:p>0.1359</text:p>
          </table:table-cell>
          <table:table-cell table:style-name="ce4" table:formula="of:=1-[.E47]" office:value-type="float" office:value="0.864067821082121">
            <text:p>0.8641</text:p>
          </table:table-cell>
          <table:table-cell table:style-name="ce4" table:formula="of:=EXP(-[.C47]*[.C47]/2/[.$E$4])" office:value-type="float" office:value="0.138334281699941">
            <text:p>0.1383</text:p>
          </table:table-cell>
          <table:table-cell table:style-name="ce4" table:formula="of:=1-[.G47]" office:value-type="float" office:value="0.861665718300059">
            <text:p>0.861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 table:style-name="ce4" table:formula="of:=(1-[.C48]/[.$E$4])" office:value-type="float" office:value="0.893150684931507">
            <text:p>0.8932</text:p>
          </table:table-cell>
          <table:table-cell table:style-name="ce4" table:formula="of:=[.D47]*[.E47]" office:value-type="float" office:value="0.121780335633278">
            <text:p>0.1218</text:p>
          </table:table-cell>
          <table:table-cell table:style-name="ce4" table:formula="of:=1-[.E48]" office:value-type="float" office:value="0.878219664366722">
            <text:p>0.8782</text:p>
          </table:table-cell>
          <table:table-cell table:style-name="ce4" table:formula="of:=EXP(-[.C48]*[.C48]/2/[.$E$4])" office:value-type="float" office:value="0.12448604672756">
            <text:p>0.1245</text:p>
          </table:table-cell>
          <table:table-cell table:style-name="ce4" table:formula="of:=1-[.G48]" office:value-type="float" office:value="0.87551395327244">
            <text:p>0.875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 table:style-name="ce4" table:formula="of:=(1-[.C49]/[.$E$4])" office:value-type="float" office:value="0.89041095890411">
            <text:p>0.8904</text:p>
          </table:table-cell>
          <table:table-cell table:style-name="ce4" table:formula="of:=[.D48]*[.E48]" office:value-type="float" office:value="0.108768190182051">
            <text:p>0.1088</text:p>
          </table:table-cell>
          <table:table-cell table:style-name="ce4" table:formula="of:=1-[.E49]" office:value-type="float" office:value="0.891231809817949">
            <text:p>0.8912</text:p>
          </table:table-cell>
          <table:table-cell table:style-name="ce4" table:formula="of:=EXP(-[.C49]*[.C49]/2/[.$E$4])" office:value-type="float" office:value="0.111717622175412">
            <text:p>0.1117</text:p>
          </table:table-cell>
          <table:table-cell table:style-name="ce4" table:formula="of:=1-[.G49]" office:value-type="float" office:value="0.888282377824588">
            <text:p>0.888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 table:style-name="ce4" table:formula="of:=(1-[.C50]/[.$E$4])" office:value-type="float" office:value="0.887671232876712">
            <text:p>0.8877</text:p>
          </table:table-cell>
          <table:table-cell table:style-name="ce4" table:formula="of:=[.D49]*[.E49]" office:value-type="float" office:value="0.0968483885182646">
            <text:p>0.0968</text:p>
          </table:table-cell>
          <table:table-cell table:style-name="ce4" table:formula="of:=1-[.E50]" office:value-type="float" office:value="0.903151611481735">
            <text:p>0.9032</text:p>
          </table:table-cell>
          <table:table-cell table:style-name="ce4" table:formula="of:=EXP(-[.C50]*[.C50]/2/[.$E$4])" office:value-type="float" office:value="0.099984537892172">
            <text:p>0.1000</text:p>
          </table:table-cell>
          <table:table-cell table:style-name="ce4" table:formula="of:=1-[.G50]" office:value-type="float" office:value="0.900015462107828">
            <text:p>0.90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 table:style-name="ce4" table:formula="of:=(1-[.C51]/[.$E$4])" office:value-type="float" office:value="0.884931506849315">
            <text:p>0.8849</text:p>
          </table:table-cell>
          <table:table-cell table:style-name="ce4" table:formula="of:=[.D50]*[.E50]" office:value-type="float" office:value="0.0859695284381308">
            <text:p>0.0860</text:p>
          </table:table-cell>
          <table:table-cell table:style-name="ce4" table:formula="of:=1-[.E51]" office:value-type="float" office:value="0.914030471561869">
            <text:p>0.9140</text:p>
          </table:table-cell>
          <table:table-cell table:style-name="ce4" table:formula="of:=EXP(-[.C51]*[.C51]/2/[.$E$4])" office:value-type="float" office:value="0.0892388892592479">
            <text:p>0.0892</text:p>
          </table:table-cell>
          <table:table-cell table:style-name="ce4" table:formula="of:=1-[.G51]" office:value-type="float" office:value="0.910761110740752">
            <text:p>0.9108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 table:style-name="ce4" table:formula="of:=(1-[.C52]/[.$E$4])" office:value-type="float" office:value="0.882191780821918">
            <text:p>0.8822</text:p>
          </table:table-cell>
          <table:table-cell table:style-name="ce4" table:formula="of:=[.D51]*[.E51]" office:value-type="float" office:value="0.0760771443438801">
            <text:p>0.0761</text:p>
          </table:table-cell>
          <table:table-cell table:style-name="ce4" table:formula="of:=1-[.E52]" office:value-type="float" office:value="0.92392285565612">
            <text:p>0.9239</text:p>
          </table:table-cell>
          <table:table-cell table:style-name="ce4" table:formula="of:=EXP(-[.C52]*[.C52]/2/[.$E$4])" office:value-type="float" office:value="0.0794301934923773">
            <text:p>0.0794</text:p>
          </table:table-cell>
          <table:table-cell table:style-name="ce4" table:formula="of:=1-[.G52]" office:value-type="float" office:value="0.920569806507623">
            <text:p>0.920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 table:style-name="ce4" table:formula="of:=(1-[.C53]/[.$E$4])" office:value-type="float" office:value="0.879452054794521">
            <text:p>0.8795</text:p>
          </table:table-cell>
          <table:table-cell table:style-name="ce4" table:formula="of:=[.D52]*[.E52]" office:value-type="float" office:value="0.0671146314485737">
            <text:p>0.0671</text:p>
          </table:table-cell>
          <table:table-cell table:style-name="ce4" table:formula="of:=1-[.E53]" office:value-type="float" office:value="0.932885368551426">
            <text:p>0.9329</text:p>
          </table:table-cell>
          <table:table-cell table:style-name="ce4" table:formula="of:=EXP(-[.C53]*[.C53]/2/[.$E$4])" office:value-type="float" office:value="0.0705061883839449">
            <text:p>0.0705</text:p>
          </table:table-cell>
          <table:table-cell table:style-name="ce4" table:formula="of:=1-[.G53]" office:value-type="float" office:value="0.929493811616055">
            <text:p>0.929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 table:style-name="ce4" table:formula="of:=(1-[.C54]/[.$E$4])" office:value-type="float" office:value="0.876712328767123">
            <text:p>0.8767</text:p>
          </table:table-cell>
          <table:table-cell table:style-name="ce4" table:formula="of:=[.D53]*[.E53]" office:value-type="float" office:value="0.0590241005342251">
            <text:p>0.0590</text:p>
          </table:table-cell>
          <table:table-cell table:style-name="ce4" table:formula="of:=1-[.E54]" office:value-type="float" office:value="0.940975899465775">
            <text:p>0.9410</text:p>
          </table:table-cell>
          <table:table-cell table:style-name="ce4" table:formula="of:=EXP(-[.C54]*[.C54]/2/[.$E$4])" office:value-type="float" office:value="0.0624135672888193">
            <text:p>0.0624</text:p>
          </table:table-cell>
          <table:table-cell table:style-name="ce4" table:formula="of:=1-[.G54]" office:value-type="float" office:value="0.937586432711181">
            <text:p>0.937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 table:style-name="ce4" table:formula="of:=(1-[.C55]/[.$E$4])" office:value-type="float" office:value="0.873972602739726">
            <text:p>0.8740</text:p>
          </table:table-cell>
          <table:table-cell table:style-name="ce4" table:formula="of:=[.D54]*[.E54]" office:value-type="float" office:value="0.0517471566327453">
            <text:p>0.0517</text:p>
          </table:table-cell>
          <table:table-cell table:style-name="ce4" table:formula="of:=1-[.E55]" office:value-type="float" office:value="0.948252843367255">
            <text:p>0.9483</text:p>
          </table:table-cell>
          <table:table-cell table:style-name="ce4" table:formula="of:=EXP(-[.C55]*[.C55]/2/[.$E$4])" office:value-type="float" office:value="0.0550986459802539">
            <text:p>0.0551</text:p>
          </table:table-cell>
          <table:table-cell table:style-name="ce4" table:formula="of:=1-[.G55]" office:value-type="float" office:value="0.944901354019746">
            <text:p>0.9449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 table:style-name="ce4" table:formula="of:=(1-[.C56]/[.$E$4])" office:value-type="float" office:value="0.871232876712329">
            <text:p>0.8712</text:p>
          </table:table-cell>
          <table:table-cell table:style-name="ce4" table:formula="of:=[.D55]*[.E55]" office:value-type="float" office:value="0.0452255971667007">
            <text:p>0.0452</text:p>
          </table:table-cell>
          <table:table-cell table:style-name="ce4" table:formula="of:=1-[.E56]" office:value-type="float" office:value="0.954774402833299">
            <text:p>0.9548</text:p>
          </table:table-cell>
          <table:table-cell table:style-name="ce4" table:formula="of:=EXP(-[.C56]*[.C56]/2/[.$E$4])" office:value-type="float" office:value="0.0485079587161839">
            <text:p>0.0485</text:p>
          </table:table-cell>
          <table:table-cell table:style-name="ce4" table:formula="of:=1-[.G56]" office:value-type="float" office:value="0.951492041283816">
            <text:p>0.951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 table:style-name="ce4" table:formula="of:=(1-[.C57]/[.$E$4])" office:value-type="float" office:value="0.868493150684932">
            <text:p>0.8685</text:p>
          </table:table-cell>
          <table:table-cell table:style-name="ce4" table:formula="of:=[.D56]*[.E56]" office:value-type="float" office:value="0.0394020271205775">
            <text:p>0.0394</text:p>
          </table:table-cell>
          <table:table-cell table:style-name="ce4" table:formula="of:=1-[.E57]" office:value-type="float" office:value="0.960597972879422">
            <text:p>0.9606</text:p>
          </table:table-cell>
          <table:table-cell table:style-name="ce4" table:formula="of:=EXP(-[.C57]*[.C57]/2/[.$E$4])" office:value-type="float" office:value="0.0425887824325663">
            <text:p>0.0426</text:p>
          </table:table-cell>
          <table:table-cell table:style-name="ce4" table:formula="of:=1-[.G57]" office:value-type="float" office:value="0.957411217567434">
            <text:p>0.957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 table:style-name="ce4" table:formula="of:=(1-[.C58]/[.$E$4])" office:value-type="float" office:value="0.865753424657534">
            <text:p>0.8658</text:p>
          </table:table-cell>
          <table:table-cell table:style-name="ce4" table:formula="of:=[.D57]*[.E57]" office:value-type="float" office:value="0.0342203906773235">
            <text:p>0.0342</text:p>
          </table:table-cell>
          <table:table-cell table:style-name="ce4" table:formula="of:=1-[.E58]" office:value-type="float" office:value="0.965779609322676">
            <text:p>0.9658</text:p>
          </table:table-cell>
          <table:table-cell table:style-name="ce4" table:formula="of:=EXP(-[.C58]*[.C58]/2/[.$E$4])" office:value-type="float" office:value="0.0372895893983788">
            <text:p>0.0373</text:p>
          </table:table-cell>
          <table:table-cell table:style-name="ce4" table:formula="of:=1-[.G58]" office:value-type="float" office:value="0.962710410601621">
            <text:p>0.962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 table:style-name="ce4" table:formula="of:=(1-[.C59]/[.$E$4])" office:value-type="float" office:value="0.863013698630137">
            <text:p>0.8630</text:p>
          </table:table-cell>
          <table:table-cell table:style-name="ce4" table:formula="of:=[.D58]*[.E58]" office:value-type="float" office:value="0.0296264204220116">
            <text:p>0.0296</text:p>
          </table:table-cell>
          <table:table-cell table:style-name="ce4" table:formula="of:=1-[.E59]" office:value-type="float" office:value="0.970373579577988">
            <text:p>0.9704</text:p>
          </table:table-cell>
          <table:table-cell table:style-name="ce4" table:formula="of:=EXP(-[.C59]*[.C59]/2/[.$E$4])" office:value-type="float" office:value="0.032560429912094">
            <text:p>0.0326</text:p>
          </table:table-cell>
          <table:table-cell table:style-name="ce4" table:formula="of:=1-[.G59]" office:value-type="float" office:value="0.967439570087906">
            <text:p>0.967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 table:style-name="ce4" table:formula="of:=(1-[.C60]/[.$E$4])" office:value-type="float" office:value="0.86027397260274">
            <text:p>0.8603</text:p>
          </table:table-cell>
          <table:table-cell table:style-name="ce4" table:formula="of:=[.D59]*[.E59]" office:value-type="float" office:value="0.0255680066655716">
            <text:p>0.0256</text:p>
          </table:table-cell>
          <table:table-cell table:style-name="ce4" table:formula="of:=1-[.E60]" office:value-type="float" office:value="0.974431993334428">
            <text:p>0.9744</text:p>
          </table:table-cell>
          <table:table-cell table:style-name="ce4" table:formula="of:=EXP(-[.C60]*[.C60]/2/[.$E$4])" office:value-type="float" office:value="0.0283532476835609">
            <text:p>0.0284</text:p>
          </table:table-cell>
          <table:table-cell table:style-name="ce4" table:formula="of:=1-[.G60]" office:value-type="float" office:value="0.971646752316439">
            <text:p>0.971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 table:style-name="ce4" table:formula="of:=(1-[.C61]/[.$E$4])" office:value-type="float" office:value="0.857534246575342">
            <text:p>0.8575</text:p>
          </table:table-cell>
          <table:table-cell table:style-name="ce4" table:formula="of:=[.D60]*[.E60]" office:value-type="float" office:value="0.0219954906657246">
            <text:p>0.0220</text:p>
          </table:table-cell>
          <table:table-cell table:style-name="ce4" table:formula="of:=1-[.E61]" office:value-type="float" office:value="0.978004509334275">
            <text:p>0.9780</text:p>
          </table:table-cell>
          <table:table-cell table:style-name="ce4" table:formula="of:=EXP(-[.C61]*[.C61]/2/[.$E$4])" office:value-type="float" office:value="0.0246221314255847">
            <text:p>0.0246</text:p>
          </table:table-cell>
          <table:table-cell table:style-name="ce4" table:formula="of:=1-[.G61]" office:value-type="float" office:value="0.975377868574415">
            <text:p>0.975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 table:style-name="ce4" table:formula="of:=(1-[.C62]/[.$E$4])" office:value-type="float" office:value="0.854794520547945">
            <text:p>0.8548</text:p>
          </table:table-cell>
          <table:table-cell table:style-name="ce4" table:formula="of:=[.D61]*[.E61]" office:value-type="float" office:value="0.0188618865160872">
            <text:p>0.0189</text:p>
          </table:table-cell>
          <table:table-cell table:style-name="ce4" table:formula="of:=1-[.E62]" office:value-type="float" office:value="0.981138113483913">
            <text:p>0.9811</text:p>
          </table:table-cell>
          <table:table-cell table:style-name="ce4" table:formula="of:=EXP(-[.C62]*[.C62]/2/[.$E$4])" office:value-type="float" office:value="0.0213235068784391">
            <text:p>0.0213</text:p>
          </table:table-cell>
          <table:table-cell table:style-name="ce4" table:formula="of:=1-[.G62]" office:value-type="float" office:value="0.978676493121561">
            <text:p>0.9787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 table:style-name="ce4" table:formula="of:=(1-[.C63]/[.$E$4])" office:value-type="float" office:value="0.852054794520548">
            <text:p>0.8521</text:p>
          </table:table-cell>
          <table:table-cell table:style-name="ce4" table:formula="of:=[.D62]*[.E62]" office:value-type="float" office:value="0.0161230372411485">
            <text:p>0.0161</text:p>
          </table:table-cell>
          <table:table-cell table:style-name="ce4" table:formula="of:=1-[.E63]" office:value-type="float" office:value="0.983876962758851">
            <text:p>0.9839</text:p>
          </table:table-cell>
          <table:table-cell table:style-name="ce4" table:formula="of:=EXP(-[.C63]*[.C63]/2/[.$E$4])" office:value-type="float" office:value="0.0184162740147597">
            <text:p>0.0184</text:p>
          </table:table-cell>
          <table:table-cell table:style-name="ce4" table:formula="of:=1-[.G63]" office:value-type="float" office:value="0.98158372598524">
            <text:p>0.9816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 table:style-name="ce4" table:formula="of:=(1-[.C64]/[.$E$4])" office:value-type="float" office:value="0.849315068493151">
            <text:p>0.8493</text:p>
          </table:table-cell>
          <table:table-cell table:style-name="ce4" table:formula="of:=[.D63]*[.E63]" office:value-type="float" office:value="0.0137377111835539">
            <text:p>0.0137</text:p>
          </table:table-cell>
          <table:table-cell table:style-name="ce4" table:formula="of:=1-[.E64]" office:value-type="float" office:value="0.986262288816446">
            <text:p>0.9863</text:p>
          </table:table-cell>
          <table:table-cell table:style-name="ce4" table:formula="of:=EXP(-[.C64]*[.C64]/2/[.$E$4])" office:value-type="float" office:value="0.0158618945320513">
            <text:p>0.0159</text:p>
          </table:table-cell>
          <table:table-cell table:style-name="ce4" table:formula="of:=1-[.G64]" office:value-type="float" office:value="0.984138105467949">
            <text:p>0.984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 table:style-name="ce4" table:formula="of:=(1-[.C65]/[.$E$4])" office:value-type="float" office:value="0.846575342465753">
            <text:p>0.8466</text:p>
          </table:table-cell>
          <table:table-cell table:style-name="ce4" table:formula="of:=[.D64]*[.E64]" office:value-type="float" office:value="0.0116676451147992">
            <text:p>0.0117</text:p>
          </table:table-cell>
          <table:table-cell table:style-name="ce4" table:formula="of:=1-[.E65]" office:value-type="float" office:value="0.988332354885201">
            <text:p>0.9883</text:p>
          </table:table-cell>
          <table:table-cell table:style-name="ce4" table:formula="of:=EXP(-[.C65]*[.C65]/2/[.$E$4])" office:value-type="float" office:value="0.0136244349485494">
            <text:p>0.0136</text:p>
          </table:table-cell>
          <table:table-cell table:style-name="ce4" table:formula="of:=1-[.G65]" office:value-type="float" office:value="0.986375565051451">
            <text:p>0.9864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 table:style-name="ce4" table:formula="of:=(1-[.C66]/[.$E$4])" office:value-type="float" office:value="0.843835616438356">
            <text:p>0.8438</text:p>
          </table:table-cell>
          <table:table-cell table:style-name="ce4" table:formula="of:=[.D65]*[.E65]" office:value-type="float" office:value="0.00987754065883002">
            <text:p>0.0099</text:p>
          </table:table-cell>
          <table:table-cell table:style-name="ce4" table:formula="of:=1-[.E66]" office:value-type="float" office:value="0.99012245934117">
            <text:p>0.9901</text:p>
          </table:table-cell>
          <table:table-cell table:style-name="ce4" table:formula="of:=EXP(-[.C66]*[.C66]/2/[.$E$4])" office:value-type="float" office:value="0.0116705706906871">
            <text:p>0.0117</text:p>
          </table:table-cell>
          <table:table-cell table:style-name="ce4" table:formula="of:=1-[.G66]" office:value-type="float" office:value="0.988329429309313">
            <text:p>0.9883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 table:style-name="ce4" table:formula="of:=(1-[.C67]/[.$E$4])" office:value-type="float" office:value="0.841095890410959">
            <text:p>0.8411</text:p>
          </table:table-cell>
          <table:table-cell table:style-name="ce4" table:formula="of:=[.D66]*[.E66]" office:value-type="float" office:value="0.00833502061073875">
            <text:p>0.0083</text:p>
          </table:table-cell>
          <table:table-cell table:style-name="ce4" table:formula="of:=1-[.E67]" office:value-type="float" office:value="0.991664979389261">
            <text:p>0.9917</text:p>
          </table:table-cell>
          <table:table-cell table:style-name="ce4" table:formula="of:=EXP(-[.C67]*[.C67]/2/[.$E$4])" office:value-type="float" office:value="0.00996955651361809">
            <text:p>0.0100</text:p>
          </table:table-cell>
          <table:table-cell table:style-name="ce4" table:formula="of:=1-[.G67]" office:value-type="float" office:value="0.990030443486382">
            <text:p>0.9900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 table:style-name="ce4" table:formula="of:=(1-[.C68]/[.$E$4])" office:value-type="float" office:value="0.838356164383562">
            <text:p>0.8384</text:p>
          </table:table-cell>
          <table:table-cell table:style-name="ce4" table:formula="of:=[.D67]*[.E67]" office:value-type="float" office:value="0.00701055158218301">
            <text:p>0.0070</text:p>
          </table:table-cell>
          <table:table-cell table:style-name="ce4" table:formula="of:=1-[.E68]" office:value-type="float" office:value="0.992989448417817">
            <text:p>0.9930</text:p>
          </table:table-cell>
          <table:table-cell table:style-name="ce4" table:formula="of:=EXP(-[.C68]*[.C68]/2/[.$E$4])" office:value-type="float" office:value="0.00849316844758028">
            <text:p>0.0085</text:p>
          </table:table-cell>
          <table:table-cell table:style-name="ce4" table:formula="of:=1-[.G68]" office:value-type="float" office:value="0.99150683155242">
            <text:p>0.9915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 table:style-name="ce4" table:formula="of:=(1-[.C69]/[.$E$4])" office:value-type="float" office:value="0.835616438356164">
            <text:p>0.8356</text:p>
          </table:table-cell>
          <table:table-cell table:style-name="ce4" table:formula="of:=[.D68]*[.E68]" office:value-type="float" office:value="0.00587733913465206">
            <text:p>0.0059</text:p>
          </table:table-cell>
          <table:table-cell table:style-name="ce4" table:formula="of:=1-[.E69]" office:value-type="float" office:value="0.994122660865348">
            <text:p>0.9941</text:p>
          </table:table-cell>
          <table:table-cell table:style-name="ce4" table:formula="of:=EXP(-[.C69]*[.C69]/2/[.$E$4])" office:value-type="float" office:value="0.00721562222996788">
            <text:p>0.0072</text:p>
          </table:table-cell>
          <table:table-cell table:style-name="ce4" table:formula="of:=1-[.G69]" office:value-type="float" office:value="0.992784377770032">
            <text:p>0.9928</text:p>
          </table:table-cell>
          <table:table-cell table:number-columns-repeated="1016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8">10/28/2021</text:date>, <text:time>11:2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1-10-28T08:59:41.47</meta:creation-date>
    <dc:date>2021-10-28T11:26:32.20</dc:date>
    <dc:creator>Mark Lehr</dc:creator>
    <meta:editing-duration>PT2H26M50S</meta:editing-duration>
    <meta:editing-cycles>4</meta:editing-cycles>
    <meta:generator>OpenOffice/4.1.6$Win32 OpenOffice.org_project/416m1$Build-9790</meta:generator>
    <meta:document-statistic meta:table-count="1" meta:cell-count="3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6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6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16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116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6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116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0.524cm" svg:height="27.165cm" xlink:href=".." xlink:type="simple" chart:class="chart:scatter" chart:style-name="ch1">
        <chart:title svg:x="8.512cm" svg:y="0.679cm" chart:style-name="ch2">
          <text:p>Birthday Problem</text:p>
        </chart:title>
        <chart:subtitle svg:x="8.062cm" svg:y="2.001cm" chart:style-name="ch3">
          <text:p>Exact and Approximation</text:p>
        </chart:subtitle>
        <chart:legend chart:legend-position="end" svg:x="14.417cm" svg:y="12.484cm" style:legend-expansion="high" chart:style-name="ch4"/>
        <chart:plot-area chart:style-name="ch5" table:cell-range-address="BirthdayProblem.C9:BirthdayProblem.C69 BirthdayProblem.E7:BirthdayProblem.F69 BirthdayProblem.G6:BirthdayProblem.H69" chart:data-source-has-labels="row" svg:x="1.448cm" svg:y="3.77cm" svg:width="12.149cm" svg:height="21.844cm">
          <chartooo:coordinate-region svg:x="2.731cm" svg:y="3.983cm" svg:width="10.679cm" svg:height="20.958cm"/>
          <chart:axis chart:dimension="x" chart:name="primary-x" chart:style-name="ch6">
            <chart:title svg:x="6.01cm" svg:y="26.158cm" chart:style-name="ch7">
              <text:p>Number of Students</text:p>
            </chart:title>
            <chart:grid chart:style-name="ch8" chart:class="major"/>
          </chart:axis>
          <chart:axis chart:dimension="y" chart:name="primary-y" chart:style-name="ch9">
            <chart:title svg:x="0.451cm" svg:y="15.503cm" chart:style-name="ch10">
              <text:p>Probability</text:p>
            </chart:title>
            <chart:grid chart:style-name="ch8" chart:class="major"/>
          </chart:axis>
          <chart:series chart:style-name="ch11" chart:values-cell-range-address="BirthdayProblem.E9:BirthdayProblem.E69" chart:label-cell-address="BirthdayProblem.E7:BirthdayProblem.E8" chart:class="chart:scatter">
            <chart:domain table:cell-range-address="BirthdayProblem.C9:BirthdayProblem.C69"/>
            <chart:data-point chart:repeated="61"/>
          </chart:series>
          <chart:series chart:style-name="ch12" chart:values-cell-range-address="BirthdayProblem.F9:BirthdayProblem.F69" chart:label-cell-address="BirthdayProblem.F7:BirthdayProblem.F8" chart:class="chart:scatter">
            <chart:data-point chart:repeated="61"/>
          </chart:series>
          <chart:series chart:style-name="ch13" chart:values-cell-range-address="BirthdayProblem.G9:BirthdayProblem.G69" chart:label-cell-address="BirthdayProblem.G6:BirthdayProblem.G8" chart:class="chart:scatter">
            <chart:data-point chart:repeated="61"/>
          </chart:series>
          <chart:series chart:style-name="ch14" chart:values-cell-range-address="BirthdayProblem.H9:BirthdayProblem.H69" chart:label-cell-address="BirthdayProblem.H6:BirthdayProblem.H8" chart:class="chart:scatter">
            <chart:data-point chart:repeated="61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Exact P(no Collision)</text:p>
                <text:list>
                  <text:list-item>
                    <text:p>Exact</text:p>
                  </text:list-item>
                  <text:list-item>
                    <text:p>P(no Collision)</text:p>
                  </text:list-item>
                </text:list>
                <draw:g>
                  <svg:desc>BirthdayProblem.E7:BirthdayProblem.E8</svg:desc>
                </draw:g>
              </table:table-cell>
              <table:table-cell office:value-type="string">
                <text:p>Exact P(Same Birthdays)</text:p>
                <text:list>
                  <text:list-item>
                    <text:p>Exact</text:p>
                  </text:list-item>
                  <text:list-item>
                    <text:p>P(Same Birthdays)</text:p>
                  </text:list-item>
                </text:list>
                <draw:g>
                  <svg:desc>BirthdayProblem.F7:BirthdayProblem.F8</svg:desc>
                </draw:g>
              </table:table-cell>
              <table:table-cell office:value-type="string">
                <text:p>no Collision Mark's Approx</text:p>
                <text:list>
                  <text:list-item>
                    <text:p>no Collision</text:p>
                  </text:list-item>
                  <text:list-item>
                    <text:p>Mark's</text:p>
                  </text:list-item>
                  <text:list-item>
                    <text:p>Approx</text:p>
                  </text:list-item>
                </text:list>
                <draw:g>
                  <svg:desc>BirthdayProblem.G6:BirthdayProblem.G8</svg:desc>
                </draw:g>
              </table:table-cell>
              <table:table-cell office:value-type="string">
                <text:p>Same Birthdays Mark's Approx</text:p>
                <text:list>
                  <text:list-item>
                    <text:p>Same Birthdays</text:p>
                  </text:list-item>
                  <text:list-item>
                    <text:p>Mark's</text:p>
                  </text:list-item>
                  <text:list-item>
                    <text:p>Approx</text:p>
                  </text:list-item>
                </text:list>
                <draw:g>
                  <svg:desc>BirthdayProblem.H6:BirthdayProblem.H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irthdayProblem.C9:BirthdayProblem.C69</svg:desc>
                </draw:g>
              </table:table-cell>
              <table:table-cell office:value-type="float" office:value="1">
                <text:p>1</text:p>
                <draw:g>
                  <svg:desc>BirthdayProblem.E9:BirthdayProblem.E69</svg:desc>
                </draw:g>
              </table:table-cell>
              <table:table-cell office:value-type="float" office:value="0">
                <text:p>0</text:p>
                <draw:g>
                  <svg:desc>BirthdayProblem.F9:BirthdayProblem.F69</svg:desc>
                </draw:g>
              </table:table-cell>
              <table:table-cell office:value-type="float" office:value="1">
                <text:p>1</text:p>
                <draw:g>
                  <svg:desc>BirthdayProblem.G9:BirthdayProblem.G69</svg:desc>
                </draw:g>
              </table:table-cell>
              <table:table-cell office:value-type="float" office:value="0">
                <text:p>0</text:p>
                <draw:g>
                  <svg:desc>BirthdayProblem.H9:BirthdayProblem.H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998631074820356">
                <text:p>0.998631074820356</text:p>
              </table:table-cell>
              <table:table-cell office:value-type="float" office:value="0.00136892517964404">
                <text:p>0.001368925179644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997260273972603">
                <text:p>0.997260273972603</text:p>
              </table:table-cell>
              <table:table-cell office:value-type="float" office:value="0.00273972602739725">
                <text:p>0.00273972602739725</text:p>
              </table:table-cell>
              <table:table-cell office:value-type="float" office:value="0.994535532760597">
                <text:p>0.994535532760597</text:p>
              </table:table-cell>
              <table:table-cell office:value-type="float" office:value="0.00546446723940286">
                <text:p>0.00546446723940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991795834115219">
                <text:p>0.991795834115219</text:p>
              </table:table-cell>
              <table:table-cell office:value-type="float" office:value="0.00820416588478135">
                <text:p>0.00820416588478135</text:p>
              </table:table-cell>
              <table:table-cell office:value-type="float" office:value="0.987746920760699">
                <text:p>0.987746920760699</text:p>
              </table:table-cell>
              <table:table-cell office:value-type="float" office:value="0.0122530792393011">
                <text:p>0.01225307923930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98364408753345">
                <text:p>0.98364408753345</text:p>
              </table:table-cell>
              <table:table-cell office:value-type="float" office:value="0.0163559124665502">
                <text:p>0.0163559124665502</text:p>
              </table:table-cell>
              <table:table-cell office:value-type="float" office:value="0.978320641662537">
                <text:p>0.978320641662537</text:p>
              </table:table-cell>
              <table:table-cell office:value-type="float" office:value="0.0216793583374634">
                <text:p>0.0216793583374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972864426300207">
                <text:p>0.972864426300207</text:p>
              </table:table-cell>
              <table:table-cell office:value-type="float" office:value="0.0271355736997935">
                <text:p>0.0271355736997935</text:p>
              </table:table-cell>
              <table:table-cell office:value-type="float" office:value="0.966333201318802">
                <text:p>0.966333201318802</text:p>
              </table:table-cell>
              <table:table-cell office:value-type="float" office:value="0.0336667986811984">
                <text:p>0.03366679868119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959537516350889">
                <text:p>0.959537516350889</text:p>
              </table:table-cell>
              <table:table-cell office:value-type="float" office:value="0.0404624836491114">
                <text:p>0.0404624836491114</text:p>
              </table:table-cell>
              <table:table-cell office:value-type="float" office:value="0.951881174680433">
                <text:p>0.951881174680433</text:p>
              </table:table-cell>
              <table:table-cell office:value-type="float" office:value="0.0481188253195667">
                <text:p>0.0481188253195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943764296904025">
                <text:p>0.943764296904025</text:p>
              </table:table-cell>
              <table:table-cell office:value-type="float" office:value="0.0562357030959754">
                <text:p>0.0562357030959754</text:p>
              </table:table-cell>
              <table:table-cell office:value-type="float" office:value="0.935079910405377">
                <text:p>0.935079910405377</text:p>
              </table:table-cell>
              <table:table-cell office:value-type="float" office:value="0.0649200895946231">
                <text:p>0.06492008959462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925664707648331">
                <text:p>0.925664707648331</text:p>
              </table:table-cell>
              <table:table-cell office:value-type="float" office:value="0.074335292351669">
                <text:p>0.074335292351669</text:p>
              </table:table-cell>
              <table:table-cell office:value-type="float" office:value="0.916061998289108">
                <text:p>0.916061998289108</text:p>
              </table:table-cell>
              <table:table-cell office:value-type="float" office:value="0.0839380017108915">
                <text:p>0.08393800171089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905376166110833">
                <text:p>0.905376166110833</text:p>
              </table:table-cell>
              <table:table-cell office:value-type="float" office:value="0.0946238338891667">
                <text:p>0.0946238338891667</text:p>
              </table:table-cell>
              <table:table-cell office:value-type="float" office:value="0.89497552798951">
                <text:p>0.89497552798951</text:p>
              </table:table-cell>
              <table:table-cell office:value-type="float" office:value="0.10502447201049">
                <text:p>0.105024472010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883051822288922">
                <text:p>0.883051822288922</text:p>
              </table:table-cell>
              <table:table-cell office:value-type="float" office:value="0.116948177711078">
                <text:p>0.116948177711078</text:p>
              </table:table-cell>
              <table:table-cell office:value-type="float" office:value="0.871982171011542">
                <text:p>0.871982171011542</text:p>
              </table:table-cell>
              <table:table-cell office:value-type="float" office:value="0.128017828988458">
                <text:p>0.1280178289884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858858621678267">
                <text:p>0.858858621678267</text:p>
              </table:table-cell>
              <table:table-cell office:value-type="float" office:value="0.141141378321733">
                <text:p>0.141141378321733</text:p>
              </table:table-cell>
              <table:table-cell office:value-type="float" office:value="0.847255120656747">
                <text:p>0.847255120656747</text:p>
              </table:table-cell>
              <table:table-cell office:value-type="float" office:value="0.152744879343253">
                <text:p>0.1527448793432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832975211161936">
                <text:p>0.832975211161936</text:p>
              </table:table-cell>
              <table:table-cell office:value-type="float" office:value="0.167024788838064">
                <text:p>0.167024788838064</text:p>
              </table:table-cell>
              <table:table-cell office:value-type="float" office:value="0.820976926576618">
                <text:p>0.820976926576618</text:p>
              </table:table-cell>
              <table:table-cell office:value-type="float" office:value="0.179023073423382">
                <text:p>0.1790230734233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80558972476757">
                <text:p>0.80558972476757</text:p>
              </table:table-cell>
              <table:table-cell office:value-type="float" office:value="0.194410275232429">
                <text:p>0.194410275232429</text:p>
              </table:table-cell>
              <table:table-cell office:value-type="float" office:value="0.793337261667655">
                <text:p>0.793337261667655</text:p>
              </table:table-cell>
              <table:table-cell office:value-type="float" office:value="0.206662738332345">
                <text:p>0.20666273833234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776897487995027">
                <text:p>0.776897487995027</text:p>
              </table:table-cell>
              <table:table-cell office:value-type="float" office:value="0.223102512004973">
                <text:p>0.223102512004973</text:p>
              </table:table-cell>
              <table:table-cell office:value-type="float" office:value="0.764530659303283">
                <text:p>0.764530659303283</text:p>
              </table:table-cell>
              <table:table-cell office:value-type="float" office:value="0.235469340696717">
                <text:p>0.2354693406967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747098680236314">
                <text:p>0.747098680236314</text:p>
              </table:table-cell>
              <table:table-cell office:value-type="float" office:value="0.252901319763686">
                <text:p>0.252901319763686</text:p>
              </table:table-cell>
              <table:table-cell office:value-type="float" office:value="0.734754258330115">
                <text:p>0.734754258330115</text:p>
              </table:table-cell>
              <table:table-cell office:value-type="float" office:value="0.265245741669885">
                <text:p>0.2652457416698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71639599474715">
                <text:p>0.71639599474715</text:p>
              </table:table-cell>
              <table:table-cell office:value-type="float" office:value="0.28360400525285">
                <text:p>0.28360400525285</text:p>
              </table:table-cell>
              <table:table-cell office:value-type="float" office:value="0.704205591901405">
                <text:p>0.704205591901405</text:p>
              </table:table-cell>
              <table:table-cell office:value-type="float" office:value="0.295794408098595">
                <text:p>0.2957944080985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684992334703439">
                <text:p>0.684992334703439</text:p>
              </table:table-cell>
              <table:table-cell office:value-type="float" office:value="0.315007665296561">
                <text:p>0.315007665296561</text:p>
              </table:table-cell>
              <table:table-cell office:value-type="float" office:value="0.673080454137317">
                <text:p>0.673080454137317</text:p>
              </table:table-cell>
              <table:table-cell office:value-type="float" office:value="0.326919545862683">
                <text:p>0.3269195458626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653088582128211">
                <text:p>0.653088582128211</text:p>
              </table:table-cell>
              <table:table-cell office:value-type="float" office:value="0.346911417871789">
                <text:p>0.346911417871789</text:p>
              </table:table-cell>
              <table:table-cell office:value-type="float" office:value="0.641570875865167">
                <text:p>0.641570875865167</text:p>
              </table:table-cell>
              <table:table-cell office:value-type="float" office:value="0.358429124134833">
                <text:p>0.3584291241348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620881473968463">
                <text:p>0.620881473968463</text:p>
              </table:table-cell>
              <table:table-cell office:value-type="float" office:value="0.379118526031537">
                <text:p>0.379118526031537</text:p>
              </table:table-cell>
              <table:table-cell office:value-type="float" office:value="0.609863237393888">
                <text:p>0.609863237393888</text:p>
              </table:table-cell>
              <table:table-cell office:value-type="float" office:value="0.390136762606111">
                <text:p>0.3901367626061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58856161641942">
                <text:p>0.58856161641942</text:p>
              </table:table-cell>
              <table:table-cell office:value-type="float" office:value="0.41143838358058">
                <text:p>0.41143838358058</text:p>
              </table:table-cell>
              <table:table-cell office:value-type="float" office:value="0.578136542517284">
                <text:p>0.578136542517284</text:p>
              </table:table-cell>
              <table:table-cell office:value-type="float" office:value="0.421863457482716">
                <text:p>0.4218634574827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0.556311664834794">
                <text:p>0.556311664834794</text:p>
              </table:table-cell>
              <table:table-cell office:value-type="float" office:value="0.443688335165206">
                <text:p>0.443688335165206</text:p>
              </table:table-cell>
              <table:table-cell office:value-type="float" office:value="0.546560873830382">
                <text:p>0.546560873830382</text:p>
              </table:table-cell>
              <table:table-cell office:value-type="float" office:value="0.453439126169618">
                <text:p>0.4534391261696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0.52430469233745">
                <text:p>0.52430469233745</text:p>
              </table:table-cell>
              <table:table-cell office:value-type="float" office:value="0.47569530766255">
                <text:p>0.47569530766255</text:p>
              </table:table-cell>
              <table:table-cell office:value-type="float" office:value="0.51529604509686">
                <text:p>0.51529604509686</text:p>
              </table:table-cell>
              <table:table-cell office:value-type="float" office:value="0.48470395490314">
                <text:p>0.48470395490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0.492702765676015">
                <text:p>0.492702765676015</text:p>
              </table:table-cell>
              <table:table-cell office:value-type="float" office:value="0.507297234323985">
                <text:p>0.507297234323985</text:p>
              </table:table-cell>
              <table:table-cell office:value-type="float" office:value="0.484490461938483">
                <text:p>0.484490461938483</text:p>
              </table:table-cell>
              <table:table-cell office:value-type="float" office:value="0.515509538061517">
                <text:p>0.5155095380615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0.461655742085471">
                <text:p>0.461655742085471</text:p>
              </table:table-cell>
              <table:table-cell office:value-type="float" office:value="0.538344257914529">
                <text:p>0.538344257914529</text:p>
              </table:table-cell>
              <table:table-cell office:value-type="float" office:value="0.454280197642861">
                <text:p>0.454280197642861</text:p>
              </table:table-cell>
              <table:table-cell office:value-type="float" office:value="0.545719802357139">
                <text:p>0.5457198023571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0.431300296030536">
                <text:p>0.431300296030536</text:p>
              </table:table-cell>
              <table:table-cell office:value-type="float" office:value="0.568699703969464">
                <text:p>0.568699703969464</text:p>
              </table:table-cell>
              <table:table-cell office:value-type="float" office:value="0.424788286510824">
                <text:p>0.424788286510824</text:p>
              </table:table-cell>
              <table:table-cell office:value-type="float" office:value="0.575211713489176">
                <text:p>0.5752117134891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0.401759179864061">
                <text:p>0.401759179864061</text:p>
              </table:table-cell>
              <table:table-cell office:value-type="float" office:value="0.598240820135939">
                <text:p>0.598240820135939</text:p>
              </table:table-cell>
              <table:table-cell office:value-type="float" office:value="0.396124232988175">
                <text:p>0.396124232988175</text:p>
              </table:table-cell>
              <table:table-cell office:value-type="float" office:value="0.603875767011825">
                <text:p>0.6038757670118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0.373140717736758">
                <text:p>0.373140717736758</text:p>
              </table:table-cell>
              <table:table-cell office:value-type="float" office:value="0.626859282263242">
                <text:p>0.626859282263242</text:p>
              </table:table-cell>
              <table:table-cell office:value-type="float" office:value="0.368383730936492">
                <text:p>0.368383730936492</text:p>
              </table:table-cell>
              <table:table-cell office:value-type="float" office:value="0.631616269063507">
                <text:p>0.6316162690635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0.345538527657601">
                <text:p>0.345538527657601</text:p>
              </table:table-cell>
              <table:table-cell office:value-type="float" office:value="0.654461472342399">
                <text:p>0.654461472342399</text:p>
              </table:table-cell>
              <table:table-cell office:value-type="float" office:value="0.341648583869023">
                <text:p>0.341648583869023</text:p>
              </table:table-cell>
              <table:table-cell office:value-type="float" office:value="0.658351416130977">
                <text:p>0.6583514161309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0.319031462522223">
                <text:p>0.319031462522223</text:p>
              </table:table-cell>
              <table:table-cell office:value-type="float" office:value="0.680968537477777">
                <text:p>0.680968537477777</text:p>
              </table:table-cell>
              <table:table-cell office:value-type="float" office:value="0.315986813871523">
                <text:p>0.315986813871523</text:p>
              </table:table-cell>
              <table:table-cell office:value-type="float" office:value="0.684013186128477">
                <text:p>0.6840131861284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0.293683757280731">
                <text:p>0.293683757280731</text:p>
              </table:table-cell>
              <table:table-cell office:value-type="float" office:value="0.706316242719269">
                <text:p>0.706316242719269</text:p>
              </table:table-cell>
              <table:table-cell office:value-type="float" office:value="0.291452944289932">
                <text:p>0.291452944289932</text:p>
              </table:table-cell>
              <table:table-cell office:value-type="float" office:value="0.708547055710068">
                <text:p>0.7085470557100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0.269545366271356">
                <text:p>0.269545366271356</text:p>
              </table:table-cell>
              <table:table-cell office:value-type="float" office:value="0.730454633728644">
                <text:p>0.730454633728644</text:p>
              </table:table-cell>
              <table:table-cell office:value-type="float" office:value="0.268088439127351">
                <text:p>0.268088439127351</text:p>
              </table:table-cell>
              <table:table-cell office:value-type="float" office:value="0.731911560872649">
                <text:p>0.73191156087264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0.246652472149679">
                <text:p>0.246652472149679</text:p>
              </table:table-cell>
              <table:table-cell office:value-type="float" office:value="0.753347527850321">
                <text:p>0.753347527850321</text:p>
              </table:table-cell>
              <table:table-cell office:value-type="float" office:value="0.245922280467176">
                <text:p>0.245922280467176</text:p>
              </table:table-cell>
              <table:table-cell office:value-type="float" office:value="0.754077719532824">
                <text:p>0.7540777195328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0.225028145824228">
                <text:p>0.225028145824228</text:p>
              </table:table-cell>
              <table:table-cell office:value-type="float" office:value="0.774971854175772">
                <text:p>0.774971854175772</text:p>
              </table:table-cell>
              <table:table-cell office:value-type="float" office:value="0.2249716641279">
                <text:p>0.2249716641279</text:p>
              </table:table-cell>
              <table:table-cell office:value-type="float" office:value="0.7750283358721">
                <text:p>0.77502833587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0.204683135379846">
                <text:p>0.204683135379846</text:p>
              </table:table-cell>
              <table:table-cell office:value-type="float" office:value="0.795316864620154">
                <text:p>0.795316864620154</text:p>
              </table:table-cell>
              <table:table-cell office:value-type="float" office:value="0.205242793145099">
                <text:p>0.205242793145099</text:p>
              </table:table-cell>
              <table:table-cell office:value-type="float" office:value="0.794757206854901">
                <text:p>0.79475720685490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0.185616761125285">
                <text:p>0.185616761125285</text:p>
              </table:table-cell>
              <table:table-cell office:value-type="float" office:value="0.814383238874715">
                <text:p>0.814383238874715</text:p>
              </table:table-cell>
              <table:table-cell office:value-type="float" office:value="0.186731748542366">
                <text:p>0.186731748542366</text:p>
              </table:table-cell>
              <table:table-cell office:value-type="float" office:value="0.813268251457634">
                <text:p>0.8132682514576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0.16781789362012">
                <text:p>0.16781789362012</text:p>
              </table:table-cell>
              <table:table-cell office:value-type="float" office:value="0.83218210637988">
                <text:p>0.83218210637988</text:p>
              </table:table-cell>
              <table:table-cell office:value-type="float" office:value="0.169425417159856">
                <text:p>0.169425417159856</text:p>
              </table:table-cell>
              <table:table-cell office:value-type="float" office:value="0.830574582840144">
                <text:p>0.8305745828401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0.151265991783615">
                <text:p>0.151265991783615</text:p>
              </table:table-cell>
              <table:table-cell office:value-type="float" office:value="0.848734008216385">
                <text:p>0.848734008216385</text:p>
              </table:table-cell>
              <table:table-cell office:value-type="float" office:value="0.153302457012589">
                <text:p>0.153302457012589</text:p>
              </table:table-cell>
              <table:table-cell office:value-type="float" office:value="0.846697542987411">
                <text:p>0.84669754298741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0.135932178917879">
                <text:p>0.135932178917879</text:p>
              </table:table-cell>
              <table:table-cell office:value-type="float" office:value="0.864067821082121">
                <text:p>0.864067821082121</text:p>
              </table:table-cell>
              <table:table-cell office:value-type="float" office:value="0.138334281699941">
                <text:p>0.138334281699941</text:p>
              </table:table-cell>
              <table:table-cell office:value-type="float" office:value="0.861665718300059">
                <text:p>0.8616657183000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0.121780335633278">
                <text:p>0.121780335633278</text:p>
              </table:table-cell>
              <table:table-cell office:value-type="float" office:value="0.878219664366722">
                <text:p>0.878219664366722</text:p>
              </table:table-cell>
              <table:table-cell office:value-type="float" office:value="0.12448604672756">
                <text:p>0.12448604672756</text:p>
              </table:table-cell>
              <table:table-cell office:value-type="float" office:value="0.87551395327244">
                <text:p>0.8755139532724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0.108768190182051">
                <text:p>0.108768190182051</text:p>
              </table:table-cell>
              <table:table-cell office:value-type="float" office:value="0.891231809817949">
                <text:p>0.891231809817949</text:p>
              </table:table-cell>
              <table:table-cell office:value-type="float" office:value="0.111717622175412">
                <text:p>0.111717622175412</text:p>
              </table:table-cell>
              <table:table-cell office:value-type="float" office:value="0.888282377824588">
                <text:p>0.88828237782458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0.0968483885182646">
                <text:p>0.0968483885182646</text:p>
              </table:table-cell>
              <table:table-cell office:value-type="float" office:value="0.903151611481735">
                <text:p>0.903151611481735</text:p>
              </table:table-cell>
              <table:table-cell office:value-type="float" office:value="0.099984537892172">
                <text:p>0.099984537892172</text:p>
              </table:table-cell>
              <table:table-cell office:value-type="float" office:value="0.900015462107828">
                <text:p>0.9000154621078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0.0859695284381308">
                <text:p>0.0859695284381308</text:p>
              </table:table-cell>
              <table:table-cell office:value-type="float" office:value="0.914030471561869">
                <text:p>0.914030471561869</text:p>
              </table:table-cell>
              <table:table-cell office:value-type="float" office:value="0.0892388892592479">
                <text:p>0.0892388892592479</text:p>
              </table:table-cell>
              <table:table-cell office:value-type="float" office:value="0.910761110740752">
                <text:p>0.9107611107407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0.0760771443438801">
                <text:p>0.0760771443438801</text:p>
              </table:table-cell>
              <table:table-cell office:value-type="float" office:value="0.92392285565612">
                <text:p>0.92392285565612</text:p>
              </table:table-cell>
              <table:table-cell office:value-type="float" office:value="0.0794301934923773">
                <text:p>0.0794301934923773</text:p>
              </table:table-cell>
              <table:table-cell office:value-type="float" office:value="0.920569806507623">
                <text:p>0.92056980650762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0.0671146314485737">
                <text:p>0.0671146314485737</text:p>
              </table:table-cell>
              <table:table-cell office:value-type="float" office:value="0.932885368551426">
                <text:p>0.932885368551426</text:p>
              </table:table-cell>
              <table:table-cell office:value-type="float" office:value="0.0705061883839449">
                <text:p>0.0705061883839449</text:p>
              </table:table-cell>
              <table:table-cell office:value-type="float" office:value="0.929493811616055">
                <text:p>0.9294938116160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0.0590241005342251">
                <text:p>0.0590241005342251</text:p>
              </table:table-cell>
              <table:table-cell office:value-type="float" office:value="0.940975899465775">
                <text:p>0.940975899465775</text:p>
              </table:table-cell>
              <table:table-cell office:value-type="float" office:value="0.0624135672888193">
                <text:p>0.0624135672888193</text:p>
              </table:table-cell>
              <table:table-cell office:value-type="float" office:value="0.937586432711181">
                <text:p>0.9375864327111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0.0517471566327453">
                <text:p>0.0517471566327453</text:p>
              </table:table-cell>
              <table:table-cell office:value-type="float" office:value="0.948252843367255">
                <text:p>0.948252843367255</text:p>
              </table:table-cell>
              <table:table-cell office:value-type="float" office:value="0.0550986459802539">
                <text:p>0.0550986459802539</text:p>
              </table:table-cell>
              <table:table-cell office:value-type="float" office:value="0.944901354019746">
                <text:p>0.94490135401974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0.0452255971667007">
                <text:p>0.0452255971667007</text:p>
              </table:table-cell>
              <table:table-cell office:value-type="float" office:value="0.954774402833299">
                <text:p>0.954774402833299</text:p>
              </table:table-cell>
              <table:table-cell office:value-type="float" office:value="0.0485079587161839">
                <text:p>0.0485079587161839</text:p>
              </table:table-cell>
              <table:table-cell office:value-type="float" office:value="0.951492041283816">
                <text:p>0.95149204128381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0.0394020271205775">
                <text:p>0.0394020271205775</text:p>
              </table:table-cell>
              <table:table-cell office:value-type="float" office:value="0.960597972879422">
                <text:p>0.960597972879422</text:p>
              </table:table-cell>
              <table:table-cell office:value-type="float" office:value="0.0425887824325663">
                <text:p>0.0425887824325663</text:p>
              </table:table-cell>
              <table:table-cell office:value-type="float" office:value="0.957411217567434">
                <text:p>0.957411217567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0.0342203906773235">
                <text:p>0.0342203906773235</text:p>
              </table:table-cell>
              <table:table-cell office:value-type="float" office:value="0.965779609322676">
                <text:p>0.965779609322676</text:p>
              </table:table-cell>
              <table:table-cell office:value-type="float" office:value="0.0372895893983788">
                <text:p>0.0372895893983788</text:p>
              </table:table-cell>
              <table:table-cell office:value-type="float" office:value="0.962710410601621">
                <text:p>0.96271041060162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0296264204220116">
                <text:p>0.0296264204220116</text:p>
              </table:table-cell>
              <table:table-cell office:value-type="float" office:value="0.970373579577988">
                <text:p>0.970373579577988</text:p>
              </table:table-cell>
              <table:table-cell office:value-type="float" office:value="0.032560429912094">
                <text:p>0.032560429912094</text:p>
              </table:table-cell>
              <table:table-cell office:value-type="float" office:value="0.967439570087906">
                <text:p>0.96743957008790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0.0255680066655716">
                <text:p>0.0255680066655716</text:p>
              </table:table-cell>
              <table:table-cell office:value-type="float" office:value="0.974431993334428">
                <text:p>0.974431993334428</text:p>
              </table:table-cell>
              <table:table-cell office:value-type="float" office:value="0.0283532476835609">
                <text:p>0.0283532476835609</text:p>
              </table:table-cell>
              <table:table-cell office:value-type="float" office:value="0.971646752316439">
                <text:p>0.9716467523164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0.0219954906657246">
                <text:p>0.0219954906657246</text:p>
              </table:table-cell>
              <table:table-cell office:value-type="float" office:value="0.978004509334275">
                <text:p>0.978004509334275</text:p>
              </table:table-cell>
              <table:table-cell office:value-type="float" office:value="0.0246221314255847">
                <text:p>0.0246221314255847</text:p>
              </table:table-cell>
              <table:table-cell office:value-type="float" office:value="0.975377868574415">
                <text:p>0.97537786857441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0.0188618865160872">
                <text:p>0.0188618865160872</text:p>
              </table:table-cell>
              <table:table-cell office:value-type="float" office:value="0.981138113483913">
                <text:p>0.981138113483913</text:p>
              </table:table-cell>
              <table:table-cell office:value-type="float" office:value="0.0213235068784391">
                <text:p>0.0213235068784391</text:p>
              </table:table-cell>
              <table:table-cell office:value-type="float" office:value="0.978676493121561">
                <text:p>0.97867649312156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0.0161230372411485">
                <text:p>0.0161230372411485</text:p>
              </table:table-cell>
              <table:table-cell office:value-type="float" office:value="0.983876962758851">
                <text:p>0.983876962758851</text:p>
              </table:table-cell>
              <table:table-cell office:value-type="float" office:value="0.0184162740147597">
                <text:p>0.0184162740147597</text:p>
              </table:table-cell>
              <table:table-cell office:value-type="float" office:value="0.98158372598524">
                <text:p>0.981583725985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0.0137377111835539">
                <text:p>0.0137377111835539</text:p>
              </table:table-cell>
              <table:table-cell office:value-type="float" office:value="0.986262288816446">
                <text:p>0.986262288816446</text:p>
              </table:table-cell>
              <table:table-cell office:value-type="float" office:value="0.0158618945320513">
                <text:p>0.0158618945320513</text:p>
              </table:table-cell>
              <table:table-cell office:value-type="float" office:value="0.984138105467949">
                <text:p>0.9841381054679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0.0116676451147992">
                <text:p>0.0116676451147992</text:p>
              </table:table-cell>
              <table:table-cell office:value-type="float" office:value="0.988332354885201">
                <text:p>0.988332354885201</text:p>
              </table:table-cell>
              <table:table-cell office:value-type="float" office:value="0.0136244349485494">
                <text:p>0.0136244349485494</text:p>
              </table:table-cell>
              <table:table-cell office:value-type="float" office:value="0.986375565051451">
                <text:p>0.9863755650514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0.00987754065883002">
                <text:p>0.00987754065883002</text:p>
              </table:table-cell>
              <table:table-cell office:value-type="float" office:value="0.99012245934117">
                <text:p>0.99012245934117</text:p>
              </table:table-cell>
              <table:table-cell office:value-type="float" office:value="0.0116705706906871">
                <text:p>0.0116705706906871</text:p>
              </table:table-cell>
              <table:table-cell office:value-type="float" office:value="0.988329429309313">
                <text:p>0.98832942930931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0.00833502061073875">
                <text:p>0.00833502061073875</text:p>
              </table:table-cell>
              <table:table-cell office:value-type="float" office:value="0.991664979389261">
                <text:p>0.991664979389261</text:p>
              </table:table-cell>
              <table:table-cell office:value-type="float" office:value="0.00996955651361809">
                <text:p>0.00996955651361809</text:p>
              </table:table-cell>
              <table:table-cell office:value-type="float" office:value="0.990030443486382">
                <text:p>0.9900304434863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0.00701055158218301">
                <text:p>0.00701055158218301</text:p>
              </table:table-cell>
              <table:table-cell office:value-type="float" office:value="0.992989448417817">
                <text:p>0.992989448417817</text:p>
              </table:table-cell>
              <table:table-cell office:value-type="float" office:value="0.00849316844758028">
                <text:p>0.00849316844758028</text:p>
              </table:table-cell>
              <table:table-cell office:value-type="float" office:value="0.99150683155242">
                <text:p>0.9915068315524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0.00587733913465206">
                <text:p>0.00587733913465206</text:p>
              </table:table-cell>
              <table:table-cell office:value-type="float" office:value="0.994122660865348">
                <text:p>0.994122660865348</text:p>
              </table:table-cell>
              <table:table-cell office:value-type="float" office:value="0.00721562222996788">
                <text:p>0.00721562222996788</text:p>
              </table:table-cell>
              <table:table-cell office:value-type="float" office:value="0.992784377770032">
                <text:p>0.992784377770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6$Win32 OpenOffice.org_project/416m1$Build-979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